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6.5in" style:type="right"/>
        </style:tab-stops>
      </style:paragraph-properties>
      <style:text-properties officeooo:paragraph-rsid="00134455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4pt" fo:font-weight="bold" officeooo:paragraph-rsid="001f993c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officeooo:rsid="0010b113" officeooo:paragraph-rsid="0010b113" style:font-name-asian="Times New Roman1" style:font-size-asian="10.5pt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normal" officeooo:rsid="00134455" officeooo:paragraph-rsid="00134455" style:font-name-asian="Times New Roman1" style:font-size-asian="12pt" style:font-weight-asian="normal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2pt" fo:font-weight="normal" officeooo:rsid="0010b113" officeooo:paragraph-rsid="0010b113" style:font-name-asian="Times New Roman1" style:font-size-asian="10.5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color="#000000" style:text-position="0% 100%" style:font-name="Times New Roman" fo:font-size="18pt" fo:font-weight="bold" officeooo:paragraph-rsid="00134455" style:font-name-asian="Times New Roman1" style:font-size-asian="18pt" style:font-weight-asian="bold" style:font-name-complex="Times New Roman1" style:font-size-complex="18pt"/>
    </style:style>
    <style:style style:name="P16" style:family="paragraph" style:parent-style-name="Standard" style:list-style-name="L1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2pt" fo:font-weight="normal" officeooo:rsid="001a2f7c" officeooo:paragraph-rsid="001f993c" style:font-name-asian="Times New Roman1" style:font-size-asian="12pt" style:font-weight-asian="normal" style:font-name-complex="Times New Roman1" style:font-size-complex="12pt"/>
    </style:style>
    <style:style style:name="P17" style:family="paragraph" style:parent-style-name="Standard" style:list-style-name="L1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2pt" fo:font-weight="normal" officeooo:rsid="001f993c" officeooo:paragraph-rsid="001f993c" style:font-name-asian="Times New Roman1" style:font-size-asian="12pt" style:font-weight-asian="normal" style:font-name-complex="Times New Roman1" style:font-size-complex="12pt"/>
    </style:style>
    <style:style style:name="P18" style:family="paragraph" style:parent-style-name="Standard" style:list-style-name="L1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2pt" fo:font-weight="normal" officeooo:paragraph-rsid="001f993c" style:font-name-asian="Times New Roman1" style:font-size-asian="12pt" style:font-weight-asian="normal" style:font-name-complex="Times New Roman1" style:font-size-complex="12pt"/>
    </style:style>
    <style:style style:name="P19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rsid="0010b113" officeooo:paragraph-rsid="0010b113" style:font-name-asian="Times New Roman1" style:font-size-asian="12pt" style:font-weight-asian="normal" style:font-name-complex="Times New Roman1" style:font-size-complex="12pt"/>
    </style:style>
    <style:style style:name="P20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rsid="001a2f7c" officeooo:paragraph-rsid="001a2f7c" style:font-name-asian="Times New Roman1" style:font-size-asian="12pt" style:font-weight-asian="normal" style:font-name-complex="Times New Roman1" style:font-size-complex="12pt"/>
    </style:style>
    <style:style style:name="P21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paragraph-rsid="000ec7dc" style:font-name-asian="Times New Roman1" style:font-size-asian="12pt" style:font-weight-asian="normal" style:font-name-complex="Times New Roman1" style:font-size-complex="12pt"/>
    </style:style>
    <style:style style:name="P22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23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rsid="000ec7dc" officeooo:paragraph-rsid="000e52cc" style:font-name-asian="Times New Roman1" style:font-size-asian="12pt" style:font-weight-asian="normal" style:font-name-complex="Times New Roman1" style:font-size-complex="12pt"/>
    </style:style>
    <style:style style:name="P24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officeooo:paragraph-rsid="000ec7dc"/>
    </style:style>
    <style:style style:name="T1" style:family="text"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" style:family="text">
      <style:text-properties fo:color="#000000" style:text-position="0% 100%" style:font-name="Times New Roman" fo:font-size="12pt" fo:font-weight="normal" officeooo:rsid="00068bdb" style:font-name-asian="Times New Roman1" style:font-size-asian="12pt" style:font-weight-asian="normal" style:font-name-complex="Times New Roman1" style:font-size-complex="12pt"/>
    </style:style>
    <style:style style:name="T3" style:family="text">
      <style:text-properties fo:color="#000000" style:text-position="0% 100%" style:font-name="Times New Roman" fo:font-size="12pt" fo:font-weight="normal" officeooo:rsid="000f6baf" style:font-name-asian="Times New Roman1" style:font-size-asian="12pt" style:font-weight-asian="normal" style:font-name-complex="Times New Roman1" style:font-size-complex="12pt"/>
    </style:style>
    <style:style style:name="T4" style:family="text">
      <style:text-properties fo:color="#000000" style:text-position="0% 100%" style:font-name="Times New Roman" fo:font-size="12pt" fo:font-weight="normal" officeooo:rsid="00134455" style:font-name-asian="Times New Roman1" style:font-size-asian="12pt" style:font-weight-asian="normal" style:font-name-complex="Times New Roman1" style:font-size-complex="12pt"/>
    </style:style>
    <style:style style:name="T5" style:family="text">
      <style:text-properties fo:color="#000000" style:text-position="0% 100%" style:font-name="Times New Roman" fo:font-size="12pt" fo:font-weight="normal" officeooo:rsid="000ec7dc" style:font-name-asian="Times New Roman1" style:font-size-asian="12pt" style:font-weight-asian="normal" style:font-name-complex="Times New Roman1" style:font-size-complex="12pt"/>
    </style:style>
    <style:style style:name="T6" style:family="text">
      <style:text-properties fo:color="#000000" style:text-position="0% 100%" style:font-name="Times New Roman" fo:font-size="12pt" fo:font-weight="normal" officeooo:rsid="00226e96" style:font-name-asian="Times New Roman1" style:font-size-asian="12pt" style:font-weight-asian="normal" style:font-name-complex="Times New Roman1" style:font-size-complex="12pt"/>
    </style:style>
    <style:style style:name="T7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000000" style:text-position="0% 100%" style:font-name="Times New Roman" fo:font-size="12pt" fo:font-weight="bold" officeooo:rsid="0025d6d9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position="super 58%" style:font-name="Times New Roman" fo:font-size="12pt" fo:font-weight="normal" officeooo:rsid="00134455" style:font-name-asian="Times New Roman1" style:font-size-asian="12pt" style:font-weight-asian="normal" style:font-name-complex="Times New Roman1" style:font-size-complex="12pt"/>
    </style:style>
    <style:style style:name="T11" style:family="text">
      <style:text-properties officeooo:rsid="0015429b"/>
    </style:style>
    <style:style style:name="T12" style:family="text">
      <style:text-properties officeooo:rsid="0015ed65"/>
    </style:style>
    <style:style style:name="T13" style:family="text">
      <style:text-properties officeooo:rsid="001a947f"/>
    </style:style>
    <style:style style:name="T14" style:family="text">
      <style:text-properties officeooo:rsid="002179b5"/>
    </style:style>
    <style:style style:name="T15" style:family="text">
      <style:text-properties officeooo:rsid="00245b4e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homas Hvizdos</text:p>
      <text:p text:style-name="P12">Apartment 202</text:p>
      <text:p text:style-name="P4"><text:span text:style-name="T4">201 West 15</text:span><text:span text:style-name="T10">th</text:span><text:span text:style-name="T4"> Street</text:span><text:span text:style-name="T1"><text:tab/>612-807-4669</text:span></text:p>
      <text:p text:style-name="P2"><text:span text:style-name="T14">Minneapolis</text:span>, MN, 55<text:span text:style-name="T14">403</text:span><text:span text:style-name="T1"><text:tab/></text:span><text:a xlink:type="simple" xlink:href="mailto:thohvi0194@gmail.com" text:style-name="Internet_20_link" text:visited-style-name="Visited_20_Internet_20_Link"><text:span text:style-name="T9">thohvi0194</text:span></text:a><text:a xlink:type="simple" xlink:href="mailto:thohvi0194@gmail.com" text:style-name="Internet_20_link" text:visited-style-name="Visited_20_Internet_20_Link">@gmail.com</text:a></text:p>
      <text:p text:style-name="P2"/>
      <text:p text:style-name="P5">EDUCATION</text:p>
      <text:p text:style-name="P8">University of Minnesota</text:p>
      <text:p text:style-name="P11">Bachelor of Arts, Computer Science<text:tab/><text:tab/><text:tab/><text:tab/> <text:s text:c="7"/>Minors in English, Mathematics</text:p>
      <text:p text:style-name="P1"><text:span text:style-name="T1">GPA: 3.7</text:span><text:span text:style-name="T6">3</text:span><text:span text:style-name="T1">/4.0<text:tab/><text:tab/><text:tab/><text:tab/><text:tab/><text:tab/></text:span> <text:s text:c="5"/><text:span text:style-name="T1">Graduated May 2016, </text:span>summa cum laude</text:p>
      <text:p text:style-name="P14"/>
      <text:p text:style-name="P6">WORK EXPERIENCE</text:p>
      <text:p text:style-name="P10">Associate Engineer<text:tab/><text:tab/><text:tab/><text:tab/><text:tab/> <text:s text:c="10"/><text:tab/><text:tab/><text:tab/> <text:s/>Unisys Corporation</text:p>
      <text:p text:style-name="P13">September 2016 to Present</text:p>
      <text:list xml:id="list3563514478079366179" text:style-name="WWNum3">
        <text:list-item>
          <text:p text:style-name="P19">Analyzed and developed solutions to customer issues with the OS 2200 operating system.</text:p>
        </text:list-item>
        <text:list-item>
          <text:p text:style-name="P19">Added functionality to same. One project included revising the way <text:span text:style-name="T15">the OS2200 equivalent of threads</text:span> <text:span text:style-name="T15">were </text:span>throttled when system resources were low.</text:p>
        </text:list-item>
        <text:list-item>
          <text:p text:style-name="P20">Rehabilitated a system utilization monitoring utility written in C++</text:p>
        </text:list-item>
        <text:list-item>
          <text:p text:style-name="P20">Created an interface that allowed developers to use Git for development and source control. <text:span text:style-name="T13">The solution maintained </text:span>compatibility <text:span text:style-name="T13">with</text:span> and <text:span text:style-name="T13">preserved the functionality</text:span> of Unisys’s legacy source control software <text:span text:style-name="T13">without requiring changes to a developer’s workflow.</text:span></text:p>
        </text:list-item>
      </text:list>
      <text:p text:style-name="P6"/>
      <text:p text:style-name="P3"><text:span text:style-name="T7">Undergraduate TA (</text:span><text:span text:style-name="T8">C++</text:span><text:span text:style-name="T7">)</text:span><text:span text:style-name="T1"><text:tab/><text:tab/></text:span><text:span text:style-name="T7">University of Minnesota </text:span><text:span text:style-name="T1">September 2015 to </text:span><text:span text:style-name="T2">May 2016</text:span></text:p>
      <text:list xml:id="list101610623781102" text:continue-numbering="true" text:style-name="WWNum3">
        <text:list-item>
          <text:p text:style-name="P24"><text:span text:style-name="T1">Led lab sections with other TAs and guided students through practical uses of classroom concept</text:span><text:span text:style-name="T5">s.</text:span></text:p>
        </text:list-item>
        <text:list-item>
          <text:p text:style-name="P21">Met one on one with students to help them debug code and come to clearer understandings of class topics.</text:p>
        </text:list-item>
        <text:list-item>
          <text:p text:style-name="P23">Was <text:span text:style-name="T12">highly</text:span> praised on anonymous student assessments of the course.</text:p>
        </text:list-item>
      </text:list>
      <text:p text:style-name="P3"/>
      <text:p text:style-name="P9">Student Supervisor<text:tab/><text:tab/><text:tab/> <text:s text:c="4"/>University of Minnesota Parking and Transportation</text:p>
      <text:p text:style-name="P3"/>
      <text:p text:style-name="P3"><text:span text:style-name="T7">Wilderness Guide<text:tab/><text:tab/><text:tab/><text:tab/><text:tab/><text:tab/><text:tab/><text:tab/> <text:s text:c="7"/>Camp Amnicon</text:span><text:span text:style-name="T1"> June 2014 </text:span><text:span text:style-name="T3">to</text:span><text:span text:style-name="T1"> August 2014</text:span></text:p>
      <text:list xml:id="list8903736339585206286" text:style-name="WWNum4">
        <text:list-item>
          <text:p text:style-name="P22">Led junior/senior high school students on week-long canoe trips, providing a unique wilderness experience and maintaining safety.</text:p>
        </text:list-item>
        <text:list-item>
          <text:p text:style-name="P22">Facilitated group discussions on various themes, providing campers with a safe space to explore challenging issues.</text:p>
        </text:list-item>
        <text:list-item>
          <text:p text:style-name="P22">Dynamically addressed physical, logistical, and emotional problems as they arose, allowing campers to focus on learning and having fun.</text:p>
          <text:p text:style-name="P22"/>
        </text:list-item>
      </text:list>
      <text:p text:style-name="P7">SKILLS</text:p>
      <text:list xml:id="list2401161190712015083" text:style-name="L1">
        <text:list-item>
          <text:p text:style-name="P16">Technologies used include: C, C++, Python, Java, assembly, JSON, HTML, WiX, Git, Subversion, OCaml, R, Matlab, TensorFlow, and XML. </text:p>
        </text:list-item>
        <text:list-item>
          <text:p text:style-name="P17">Notable Personal/Academic Projects: Turn-based tactical RPG written from the ground up in C++; middle-weight image editing application; Unity port of the indie game “Hidden in Plain Sight” </text:p>
        </text:list-item>
        <text:list-item>
          <text:p text:style-name="P18"><text:span text:style-name="T11">Strong verbal and written communication skill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252in" fo:margin-bottom="0in" loext:contextual-spacing="false" fo:line-height="100%" fo:keep-together="always" fo:text-indent="-0.3in" style:auto-text-indent="false" fo:keep-with-next="always"/>
      <style:text-properties fo:color="#000000" style:text-position="0% 100%" style:font-name="Allerta" fo:font-family="Allerta" style:font-family-generic="roman" style:font-pitch="variable" fo:font-size="9pt" fo:font-weight="normal" style:font-name-asian="Allerta1" style:font-family-asian="Allerta" style:font-family-generic-asian="system" style:font-pitch-asian="variable" style:font-size-asian="9pt" style:font-weight-asian="normal" style:font-name-complex="Allerta1" style:font-family-complex="Allerta" style:font-family-generic-complex="system" style:font-pitch-complex="variable" style:font-size-complex="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fo:font-weight="normal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Star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StarSymbo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9374in" fo:margin-left="1in" fo:margin-right="1in" fo:background-color="#ffffff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7-10-01T10:16:08.816000000</dc:date>
    <meta:editing-duration>PT2H3M27S</meta:editing-duration>
    <meta:editing-cycles>34</meta:editing-cycles>
    <meta:document-statistic meta:table-count="0" meta:image-count="0" meta:object-count="0" meta:page-count="1" meta:paragraph-count="29" meta:word-count="315" meta:character-count="2183" meta:non-whitespace-character-count="1843"/>
  </office:meta>
</office:document-meta>
</file>